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955cm" table:align="margins"/>
    </style:style>
    <style:style style:name="Таблица1.A" style:family="table-column">
      <style:table-column-properties style:column-width="8.976cm" style:rel-column-width="32767*"/>
    </style:style>
    <style:style style:name="Таблица1.B" style:family="table-column">
      <style:table-column-properties style:column-width="8.978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4" style:family="table">
      <style:table-properties style:width="9.865cm" table:align="left"/>
    </style:style>
    <style:style style:name="Таблица4.A" style:family="table-column">
      <style:table-column-properties style:column-width="3.025cm"/>
    </style:style>
    <style:style style:name="Таблица4.B" style:family="table-column">
      <style:table-column-properties style:column-width="2.348cm"/>
    </style:style>
    <style:style style:name="Таблица4.C" style:family="table-column">
      <style:table-column-properties style:column-width="2.355cm"/>
    </style:style>
    <style:style style:name="Таблица4.D" style:family="table-column">
      <style:table-column-properties style:column-width="2.138cm"/>
    </style:style>
    <style:style style:name="Таблица4.1" style:family="table-row">
      <style:table-row-properties style:min-row-height="1.217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6b0094" fo:border-right="none" fo:border-top="none" fo:border-bottom="0.05pt solid #6b0094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position="0% 100%" style:font-name="Liberation Serif" fo:font-size="11pt" fo:language="ru" fo:country="RU" style:font-size-asian="11pt" style:font-size-complex="11pt"/>
    </style:style>
    <style:style style:name="P2" style:family="paragraph" style:parent-style-name="Standard">
      <style:text-properties style:text-position="0% 100%" style:font-name="Liberation Serif" fo:font-size="11pt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P3" style:family="paragraph" style:parent-style-name="Standard">
      <style:text-properties style:text-position="0% 100%" style:font-name="Liberation Serif" fo:font-size="11pt" fo:language="ru" fo:country="RU" style:text-underline-style="none" fo:font-weight="normal" style:font-name-asian="SimSun" style:font-size-asian="11pt" style:font-weight-asian="normal" style:font-name-complex="Mangal" style:font-size-complex="11pt" style:font-weight-complex="normal"/>
    </style:style>
    <style:style style:name="P4" style:family="paragraph" style:parent-style-name="Standard" style:list-style-name="L1">
      <style:text-properties style:text-position="0% 100%" style:font-name="Liberation Serif" fo:font-size="11pt" fo:language="ru" fo:country="RU" style:text-underline-style="none" fo:font-weight="normal" style:font-name-asian="SimSun" style:font-size-asian="11pt" style:font-weight-asian="normal" style:font-name-complex="Mangal" style:font-size-complex="11pt" style:font-weight-complex="normal"/>
    </style:style>
    <style:style style:name="P5" style:family="paragraph" style:parent-style-name="Standard">
      <style:text-properties style:text-position="0% 100%" style:font-name="Liberation Serif" fo:font-size="11pt" fo:language="ru" fo:country="RU" style:text-underline-style="none" fo:font-weight="bold" style:font-name-asian="SimSun" style:font-size-asian="13.1999998092651pt" style:font-weight-asian="bold" style:font-name-complex="Mangal" style:font-size-complex="13.1999998092651pt" style:font-weight-complex="bold"/>
    </style:style>
    <style:style style:name="P6" style:family="paragraph" style:parent-style-name="Standard">
      <style:text-properties style:text-position="0% 100%" style:font-name="Liberation Serif" fo:font-size="11pt" fo:language="ru" fo:country="RU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text-position="0% 100%" style:font-name="Liberation Serif" fo:font-size="11pt" fo:language="ru" fo:country="RU" style:text-underline-style="solid" style:text-underline-width="auto" style:text-underline-color="font-color" fo:font-weight="normal" style:font-name-asian="SimSun" style:font-size-asian="11pt" style:font-weight-asian="normal" style:font-name-complex="Mangal" style:font-size-complex="11pt" style:font-weight-complex="normal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text-properties style:font-name="Liberation Serif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language="ru" fo:country="RU"/>
    </style:style>
    <style:style style:name="P11" style:family="paragraph" style:parent-style-name="Standard">
      <style:text-properties style:font-name="Liberation Serif" fo:font-size="11pt" style:font-size-asian="11pt" style:font-size-complex="11pt"/>
    </style:style>
    <style:style style:name="P12" style:family="paragraph" style:parent-style-name="Standard">
      <style:text-properties style:font-name="Liberation Serif" fo:font-size="11pt" fo:language="ru" fo:country="RU" style:text-underline-style="none" fo:font-weight="normal" style:font-size-asian="13.1999998092651pt" style:font-weight-asian="normal" style:font-size-complex="13.1999998092651pt" style:font-weight-complex="normal"/>
    </style:style>
    <style:style style:name="P13" style:family="paragraph" style:parent-style-name="Standard">
      <style:text-properties style:font-name="Liberation Serif" fo:font-size="11pt" fo:language="ru" fo:country="RU" style:text-underline-style="none" fo:font-weight="bold" style:font-size-asian="13.1999998092651pt" style:font-weight-asian="bold" style:font-size-complex="13.1999998092651pt" style:font-weight-complex="bold"/>
    </style:style>
    <style:style style:name="P14" style:family="paragraph" style:parent-style-name="Table_20_Contents">
      <style:text-properties style:font-name="Liberation Serif" fo:font-size="11pt" style:font-size-asian="13.1999998092651pt" style:font-size-complex="13.1999998092651pt"/>
    </style:style>
    <style:style style:name="P15" style:family="paragraph" style:parent-style-name="Table_20_Contents">
      <style:text-properties style:font-name="Liberation Serif" fo:font-size="11pt" fo:language="ru" fo:country="RU" style:font-name-asian="Calibri" style:font-size-asian="13.1999998092651pt" style:font-name-complex="Calibri" style:font-size-complex="13.1999998092651pt"/>
    </style:style>
    <style:style style:name="P16" style:family="paragraph" style:parent-style-name="Table_20_Contents">
      <style:text-properties style:font-name="Liberation Serif" fo:font-size="11pt" fo:language="ru" fo:country="RU" style:font-size-asian="13.1999998092651pt" style:font-size-complex="13.1999998092651pt"/>
    </style:style>
    <style:style style:name="P17" style:family="paragraph" style:parent-style-name="Table_20_Contents">
      <style:text-properties style:font-name="Liberation Serif" fo:font-size="11pt" fo:language="en" fo:country="US" style:font-size-asian="13.1999998092651pt" style:font-size-complex="13.1999998092651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6pt" style:font-size-asian="7.19999980926514pt" style:font-size-complex="7.19999980926514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2" style:family="paragraph" style:parent-style-name="Table_20_Contents">
      <style:paragraph-properties fo:text-align="center" style:justify-single-word="false"/>
      <style:text-properties fo:color="#800080" style:font-name="Liberation Serif"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0000" style:font-name="Liberation Serif"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80" style:font-name="Liberation Serif"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e6e6e6" style:font-name="Liberation Serif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b80047" style:font-name="Liberation Serif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5000" style:font-name="Liberation Serif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00ff" style:font-name="Liberation Serif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ff00" style:font-name="Liberation Serif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name-asian="SimSun" style:font-weight-asian="normal" style:font-name-complex="Mangal" style:font-weight-complex="normal"/>
    </style:style>
    <style:style style:name="T4" style:family="text">
      <style:text-properties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position="0% 100%" fo:language="ru" fo:country="RU" style:text-underline-style="solid" style:text-underline-width="auto" style:text-underline-color="font-color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7" style:family="text">
      <style:text-properties style:text-position="0% 100%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8" style:family="text">
      <style:text-properties style:font-name-asian="Calibri" style:font-name-complex="Calibri"/>
    </style:style>
    <style:style style:name="T9" style:family="text">
      <style:text-properties fo:language="ru" fo:country="RU"/>
    </style:style>
    <style:style style:name="T10" style:family="text">
      <style:text-properties fo:font-weight="normal" style:font-name-asian="SimSun" style:font-weight-asian="normal" style:font-name-complex="Mang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Билет 16</text:p>
      <text:p text:style-name="P9">Растворы. Виды растворов. Массова доля веществ. Диссоциация в водных растворах кислот, щелочей, солей.</text:p>
      <text:p text:style-name="P10"/>
      <text:p text:style-name="P11"><text:span text:style-name="T5">Растворы</text:span> — гомогенные физико-химические системы, состоящие из растворителя и частиц растворенного вещества.</text:p>
      <text:p text:style-name="P1"><text:span text:style-name="T2">Гомогенные</text:span><text:span text:style-name="T4"> — однородные составляющие частицы на видны ни глазом, ни под микроскопом.</text:span></text:p>
      <text:p text:style-name="P2"/>
      <text:p text:style-name="P5">Классификация растворов:</text:p>
      <text:p text:style-name="P11"><text:span text:style-name="T1">Разбавленные растворы</text:span> — растворенного вещества мало, много меньше максимума.</text:p>
      <text:p text:style-name="P11"><text:span text:style-name="T1">Концентрированные растворы</text:span> - растворенного вещества много, близко к максимальному возможному.</text:p>
      <text:p text:style-name="P11"><text:span text:style-name="T1">Ненасыщенные растворы</text:span> — в данных условиях можно еще растворить вещество.</text:p>
      <text:p text:style-name="P11"><text:span text:style-name="T1">Насыщенный раствор</text:span> — в данных условиях растворенного вещества максимальное количество.</text:p>
      <text:p text:style-name="P11"><text:span text:style-name="T6">Пересыщенные растворы</text:span><text:span text:style-name="T7"> — в данных условиях растворенного вещества больше максимального. Очень неустойчивые системы. </text:span></text:p>
      <text:p text:style-name="P12"/>
      <text:p text:style-name="P13">Виды концентрации раствора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<draw:frame draw:style-name="fr1" draw:name="Объект6" text:anchor-type="as-char" svg:width="2.244cm" svg:height="1.12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8">%</text:span></text:p>
            <text:p text:style-name="P15">Массовая доля — процентная концентрация - </text:p>
            <text:p text:style-name="P15">в 100 граммах раствора ω граммов вещества</text:p>
          </table:table-cell>
          <table:table-cell table:style-name="Таблица1.B1" office:value-type="string">
            <text:p text:style-name="P14"><draw:frame draw:style-name="fr1" draw:name="Объект7" text:anchor-type="as-char" svg:width="1.476cm" svg:height="0.99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16">Молярная концетрация вещества - </text:p>
            <text:p text:style-name="P17"><text:span text:style-name="T9">в 1 литре раствора </text:span>n<text:span text:style-name="T9"> моль вещества</text:span></text:p>
          </table:table-cell>
        </table:table-row>
      </table:table>
      <text:p text:style-name="P2"/>
      <text:p text:style-name="P11"><text:span text:style-name="T1">Электролиты</text:span> — вещества, которые диссоциируют на ионы в расплавах или растворах.</text:p>
      <text:p text:style-name="P6"><text:span text:style-name="T3">Диссоциация</text:span><text:span text:style-name="T10"> — процесс распада электролита на ионы.</text:span></text:p>
      <text:p text:style-name="P3"/>
      <text:p text:style-name="P3">В ионном виде уравнения реакции записывают:</text:p>
      <text:list xml:id="list2784077787" text:style-name="L1">
        <text:list-item>
          <text:p text:style-name="P4">Сильные кислоты</text:p>
        </text:list-item>
        <text:list-item>
          <text:p text:style-name="P4">Щелочи</text:p>
        </text:list-item>
        <text:list-item>
          <text:p text:style-name="P4">Растворимые в воде соли</text:p>
        </text:list-item>
      </text:list>
      <text:p text:style-name="P3"/>
      <text:p text:style-name="P7">Диссоциация кислот</text:p>
      <text:p text:style-name="P3">При диссоциации кислот образуются катионы Н и анионы кислотного остатка.</text:p>
      <text:p text:style-name="P3">Только сильные кислоты записывают в ионном виде в ионных уравнениях.</text:p>
      <text:p text:style-name="P6"><text:span text:style-name="T10">Сильные кислоты - </text:span><text:span text:style-name="T10"><draw:frame draw:style-name="fr2" draw:name="Объект1" text:anchor-type="as-char" svg:y="0cm" svg:width="5.876cm" svg:height="1.443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/>
      <text:p text:style-name="P7">Диссоциация щелочей</text:p>
      <text:p text:style-name="P3">Щелочи диссоциируют в воде на катионы Ме и анионы гидроксидных групп (ОН).</text:p>
      <text:p text:style-name="P3">Они всегда записываются в ионном виде в ионных уравнениях.</text:p>
      <text:p text:style-name="P7"/>
      <text:p text:style-name="P7">Диссоциация солей</text:p>
      <text:p text:style-name="P3">В водных растворах могут находится только растворимые в воде соли, поэтому тоько они диссоциируют на ионы.</text:p>
      <text:p text:style-name="P3">Соли диссоциируют на катионы Ме и анионы кислотного остатка.</text:p>
      <text:p text:style-name="P3"/>
      <text:p text:style-name="P3"/>
      <text:p text:style-name="P3"/>
      <text:p text:style-name="P3"/>
      <text:p text:style-name="P3"/>
      <text:p text:style-name="P3"><text:soft-page-break/><draw:frame draw:style-name="fr1" draw:name="Объект13" text:anchor-type="as-char" svg:width="4.173cm" svg:height="2.665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draw:frame draw:style-name="fr1" draw:name="Объект2" text:anchor-type="as-char" svg:width="5.255cm" svg:height="3.00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1" draw:name="Объект15" text:anchor-type="as-char" svg:width="4.454cm" svg:height="2.672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"/>
      <text:p text:style-name="P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8"><text:s text:c="7"/>Среда</text:p>
            <text:p text:style-name="P20"/>
            <text:p text:style-name="P18">Индикатор</text:p>
          </table:table-cell>
          <table:table-cell table:style-name="Таблица4.A1" office:value-type="string">
            <text:p text:style-name="P21"><draw:frame draw:style-name="fr1" draw:name="Объект3" text:anchor-type="as-char" svg:width="1.08cm" svg:height="1.01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21"><draw:frame draw:style-name="fr1" draw:name="Объект16" text:anchor-type="as-char" svg:width="1.722cm" svg:height="1.014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4.D1" office:value-type="string">
            <text:p text:style-name="P21"><draw:frame draw:style-name="fr1" draw:name="Объект17" text:anchor-type="as-char" svg:width="1.505cm" svg:height="1.014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19">Лакмус</text:p>
          </table:table-cell>
          <table:table-cell table:style-name="Таблица4.B2" office:value-type="string">
            <text:p text:style-name="P22">Фиолетовый</text:p>
          </table:table-cell>
          <table:table-cell table:style-name="Таблица4.A2" office:value-type="string">
            <text:p text:style-name="P23">Красный</text:p>
          </table:table-cell>
          <table:table-cell table:style-name="Таблица4.D2" office:value-type="string">
            <text:p text:style-name="P24">Синий</text:p>
          </table:table-cell>
        </table:table-row>
        <table:table-row>
          <table:table-cell table:style-name="Таблица4.A2" office:value-type="string">
            <text:p text:style-name="P19">Фенолфталеин</text:p>
          </table:table-cell>
          <table:table-cell table:style-name="Таблица4.A2" office:value-type="string">
            <text:p text:style-name="P25">Бесцветный</text:p>
          </table:table-cell>
          <table:table-cell table:style-name="Таблица4.A2" office:value-type="string">
            <text:p text:style-name="P25">Бесцветный</text:p>
          </table:table-cell>
          <table:table-cell table:style-name="Таблица4.D2" office:value-type="string">
            <text:p text:style-name="P26">Малиновый</text:p>
          </table:table-cell>
        </table:table-row>
        <table:table-row>
          <table:table-cell table:style-name="Таблица4.A2" office:value-type="string">
            <text:p text:style-name="P19">Метилоранж</text:p>
          </table:table-cell>
          <table:table-cell table:style-name="Таблица4.A2" office:value-type="string">
            <text:p text:style-name="P27">Оранжевый</text:p>
          </table:table-cell>
          <table:table-cell table:style-name="Таблица4.A2" office:value-type="string">
            <text:p text:style-name="P28">Розовый</text:p>
          </table:table-cell>
          <table:table-cell table:style-name="Таблица4.D2" office:value-type="string">
            <text:p text:style-name="P29">Желтый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2cm" fo:margin-right="1.32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22:04:24.08</meta:creation-date>
    <dc:date>2018-12-18T20:20:44.558240215</dc:date>
    <meta:editing-duration>P3DT1H43M54S</meta:editing-duration>
    <meta:editing-cycles>5</meta:editing-cycles>
    <meta:generator>LibreOffice/6.0.6.2$Linux_X86_64 LibreOffice_project/00m0$Build-2</meta:generator>
    <meta:print-date>2016-04-12T06:53:31.67</meta:print-date>
    <meta:document-statistic meta:table-count="2" meta:image-count="0" meta:object-count="9" meta:page-count="2" meta:paragraph-count="52" meta:word-count="235" meta:character-count="1797" meta:non-whitespace-character-count="1591"/>
  </office:meta>
</office:document-meta>
</file>

<file path=Object 1/content.xml><?xml version="1.0" encoding="utf-8"?>
<math xmlns="http://www.w3.org/1998/Math/MathML">
  <semantics>
    <mrow>
      <mo stretchy="false">ω</mo>
      <mo stretchy="false">=</mo>
      <mrow>
        <mfrac>
          <msub>
            <mi>m</mi>
            <mi>в</mi>
          </msub>
          <msub>
            <mi>m</mi>
            <mi>p</mi>
          </msub>
        </mfrac>
        <mo stretchy="false">⋅</mo>
        <mn>100</mn>
      </mrow>
    </mrow>
    <annotation encoding="StarMath 5.0">%iomega = m_в over m_p cdot 100    </annotation>
  </semantics>
</math>
</file>

<file path=Object 2/content.xml><?xml version="1.0" encoding="utf-8"?>
<math xmlns="http://www.w3.org/1998/Math/MathML">
  <semantics>
    <mrow>
      <msub>
        <mi>С</mi>
        <mi>m</mi>
      </msub>
      <mo stretchy="false">=</mo>
      <mfrac>
        <mi>n</mi>
        <mi>V</mi>
      </mfrac>
    </mrow>
    <annotation encoding="StarMath 5.0">С_m = n over V</annotation>
  </semantics>
</math>
</file>

<file path=Object 3/content.xml><?xml version="1.0" encoding="utf-8"?>
<math xmlns="http://www.w3.org/1998/Math/MathML">
  <semantics>
    <mrow>
      <mtable>
        <mtr>
          <mtd>
            <mi mathvariant="italic">HCl</mi>
          </mtd>
        </mtr>
        <mtr>
          <mtd>
            <mi mathvariant="italic">HI</mi>
          </mtd>
        </mtr>
        <mtr>
          <mtd>
            <mi mathvariant="italic">HBr</mi>
          </mtd>
        </mtr>
      </mtable>
      <mi/>
      <mi>и</mi>
      <mi/>
      <msub>
        <mi>H</mi>
        <mi>x</mi>
      </msub>
      <msub>
        <mi mathvariant="italic">ЭО</mi>
        <mi>y</mi>
      </msub>
      <mi>,</mi>
      <mi/>
      <mi mathvariant="italic">где</mi>
      <mrow>
        <mrow>
          <mo stretchy="false">(</mo>
          <mrow>
            <mi>y</mi>
            <mo stretchy="false">−</mo>
            <mi>x</mi>
          </mrow>
          <mo stretchy="false">)</mo>
        </mrow>
        <mo stretchy="false">⩾</mo>
        <mn>2</mn>
      </mrow>
    </mrow>
    <annotation encoding="StarMath 5.0">stack{HCl # HI # HBr} ~  и ~ H_x ЭО_y ,~ где (y-x) geslant 2 </annotation>
  </semantics>
</math>
</file>

<file path=Object 4/content.xml><?xml version="1.0" encoding="utf-8"?>
<math xmlns="http://www.w3.org/1998/Math/MathML">
  <semantics>
    <mtable>
      <mtr>
        <mtd>
          <mrow>
            <msub>
              <mi>H</mi>
              <mn>2</mn>
            </msub>
            <msub>
              <mi mathvariant="italic">SO</mi>
              <mn>4</mn>
            </msub>
            <mo stretchy="false">→</mo>
            <mrow>
              <msup>
                <mi>H</mi>
                <mrow>
                  <mi/>
                  <mo stretchy="false">+</mo>
                  <mi/>
                </mrow>
              </msup>
              <mo stretchy="false">+</mo>
              <msubsup>
                <mi mathvariant="italic">HSO</mi>
                <mn>4</mn>
                <mrow>
                  <mi/>
                  <mo stretchy="false">−</mo>
                  <mi/>
                </mrow>
              </msubsup>
            </mrow>
          </mrow>
        </mtd>
      </mtr>
      <mtr>
        <mtd>
          <munder accentunder="true">
            <mrow>
              <msubsup>
                <mi mathvariant="italic">HSO</mi>
                <mn>4</mn>
                <mrow>
                  <mi/>
                  <mo stretchy="false">−</mo>
                  <mi/>
                </mrow>
              </msubsup>
              <mtable>
                <mtr>
                  <mtd>
                    <mo stretchy="false">→</mo>
                  </mtd>
                </mtr>
                <mtr>
                  <mtd>
                    <mo stretchy="false">←</mo>
                  </mtd>
                </mtr>
              </mtable>
              <mrow>
                <msup>
                  <mi>H</mi>
                  <mrow>
                    <mi/>
                    <mo stretchy="false">+</mo>
                    <mi/>
                  </mrow>
                </msup>
                <mo stretchy="false">+</mo>
                <msubsup>
                  <mi mathvariant="italic">SO</mi>
                  <mn>4</mn>
                  <mrow>
                    <mi/>
                    <mrow>
                      <mn>2</mn>
                      <mo stretchy="false">−</mo>
                      <mi/>
                    </mrow>
                  </mrow>
                </msubsup>
              </mrow>
            </mrow>
            <mo>̲
      </mo>
          </munder>
        </mtd>
      </mtr>
      <mtr>
        <mtd>
          <mrow>
            <msub>
              <mi>H</mi>
              <mn>2</mn>
            </msub>
            <msub>
              <mi mathvariant="italic">SO</mi>
              <mn>4</mn>
            </msub>
            <mo stretchy="false">→</mo>
            <mn>2</mn>
            <mrow>
              <msup>
                <mi>H</mi>
                <mrow>
                  <mi/>
                  <mo stretchy="false">+</mo>
                  <mi/>
                </mrow>
              </msup>
              <mo stretchy="false">+</mo>
              <msubsup>
                <mi mathvariant="italic">SO</mi>
                <mn>4</mn>
                <mrow>
                  <mi/>
                  <mrow>
                    <mn>2</mn>
                    <mo stretchy="false">−</mo>
                    <mi/>
                  </mrow>
                </mrow>
              </msubsup>
            </mrow>
          </mrow>
        </mtd>
      </mtr>
      <mtr>
        <mtd>
          <mrow>
            <mo stretchy="false">↑</mo>
            <mstyle mathsize="9pt">
              <mrow>
                <mi mathvariant="italic">индикаторы</mi>
              </mrow>
            </mstyle>
          </mrow>
        </mtd>
      </mtr>
    </mtable>
    <annotation encoding="StarMath 5.0">H_2 SO_4 rightarrow H^{`+`} +HSO_4 ^{`-`} NEWLINE
underline { HSO_4 ^{`-`} binom{rightarrow }{leftarrow }  H^{`+`} +SO_4 ^{`2-`}} NEWLINE
H_2 SO_4 rightarrow 2 H^{`+`} +SO_4 ^{`2-`}NEWLINE
alignr uparrow size 9 {индикаторы}    
</annotation>
  </semantics>
</math>
</file>

<file path=Object 5/content.xml><?xml version="1.0" encoding="utf-8"?>
<math xmlns="http://www.w3.org/1998/Math/MathML">
  <semantics>
    <mtable>
      <mtr>
        <mtd>
          <mrow>
            <mi mathvariant="italic">NaOH</mi>
            <mo stretchy="false">→</mo>
            <mrow>
              <msup>
                <mi mathvariant="italic">Na</mi>
                <mrow>
                  <mo stretchy="false">+</mo>
                  <mi/>
                </mrow>
              </msup>
              <mo stretchy="false">+</mo>
              <msup>
                <munder>
                  <mi mathvariant="italic">OH</mi>
                </munder>
                <mrow>
                  <mo stretchy="false">−</mo>
                  <mi/>
                </mrow>
              </msup>
            </mrow>
          </mrow>
        </mtd>
      </mtr>
      <mtr>
        <mtd>
          <mrow>
            <mi mathvariant="italic">Ca</mi>
            <msub>
              <mrow>
                <mo stretchy="false">(</mo>
                <mi mathvariant="italic">OH</mi>
                <mo stretchy="false">)</mo>
              </mrow>
              <mn>2</mn>
            </msub>
            <mo stretchy="false">→</mo>
            <mrow>
              <msup>
                <mi mathvariant="italic">CaOH</mi>
                <mrow>
                  <mo stretchy="false">+</mo>
                  <mi/>
                </mrow>
              </msup>
              <mo stretchy="false">+</mo>
              <msup>
                <mi mathvariant="italic">OH</mi>
                <mrow>
                  <mo stretchy="false">−</mo>
                  <mi/>
                </mrow>
              </msup>
            </mrow>
          </mrow>
        </mtd>
      </mtr>
      <mtr>
        <mtd>
          <munder accentunder="true">
            <mrow>
              <msup>
                <mi mathvariant="italic">CaOH</mi>
                <mrow>
                  <mo stretchy="false">+</mo>
                  <mi/>
                </mrow>
              </msup>
              <mtable>
                <mtr>
                  <mtd>
                    <mo stretchy="false">→</mo>
                  </mtd>
                </mtr>
                <mtr>
                  <mtd>
                    <mo stretchy="false">←</mo>
                  </mtd>
                </mtr>
              </mtable>
              <mrow>
                <msup>
                  <mi mathvariant="italic">Ca</mi>
                  <mrow>
                    <mn>2</mn>
                    <mo stretchy="false">+</mo>
                    <mi/>
                  </mrow>
                </msup>
                <mo stretchy="false">+</mo>
                <msup>
                  <mi mathvariant="italic">OH</mi>
                  <mrow>
                    <mo stretchy="false">−</mo>
                    <mi/>
                  </mrow>
                </msup>
              </mrow>
              <mi/>
            </mrow>
            <mo>̲
      </mo>
          </munder>
        </mtd>
      </mtr>
      <mtr>
        <mtd>
          <mrow>
            <mrow>
              <mo stretchy="false">∑</mo>
              <mi mathvariant="italic">Ca</mi>
            </mrow>
            <msub>
              <mrow>
                <mo stretchy="false">(</mo>
                <mi mathvariant="italic">OH</mi>
                <mo stretchy="false">)</mo>
              </mrow>
              <mn>2</mn>
            </msub>
            <mo stretchy="false">→</mo>
            <mrow>
              <msup>
                <mi mathvariant="italic">Ca</mi>
                <mrow>
                  <mn>2</mn>
                  <mo stretchy="false">+</mo>
                  <mi/>
                </mrow>
              </msup>
              <mo stretchy="false">+</mo>
              <mn>2</mn>
            </mrow>
            <msup>
              <mi mathvariant="italic">OH</mi>
              <mrow>
                <mo stretchy="false">−</mo>
                <mi/>
              </mrow>
            </msup>
          </mrow>
        </mtd>
      </mtr>
    </mtable>
    <annotation encoding="StarMath 5.0">NaOH rightarrow Na^{+`}+OH^{-`}  csub{}  NEWLINE 

alignl  Ca(OH)_2 rightarrow CaOH^{+`}+OH^{-`} NEWLINE

alignl   underline { CaOH^{+`}  binom{rightarrow}{leftarrow }  Ca^{2+`}+OH^{-`}~~~`}  NEWLINE
sum Ca(OH)_2 rightarrow Ca^{2+`}+2 OH^{-`}</annotation>
  </semantics>
</math>
</file>

<file path=Object 6/content.xml><?xml version="1.0" encoding="utf-8"?>
<math xmlns="http://www.w3.org/1998/Math/MathML">
  <semantics>
    <mtable>
      <mtr>
        <mtd>
          <mstyle mathsize="11pt">
            <mrow>
              <mrow>
                <msub>
                  <mi>H</mi>
                  <mn>3</mn>
                </msub>
                <msub>
                  <mi mathvariant="italic">PO</mi>
                  <mn>4</mn>
                </msub>
                <mtable>
                  <mtr>
                    <mtd>
                      <mo stretchy="false">→</mo>
                    </mtd>
                  </mtr>
                  <mtr>
                    <mtd>
                      <mo stretchy="false">←</mo>
                    </mtd>
                  </mtr>
                </mtable>
                <mrow>
                  <msup>
                    <mi>H</mi>
                    <mrow>
                      <mi/>
                      <mo stretchy="false">+</mo>
                      <mi/>
                    </mrow>
                  </msup>
                  <mo stretchy="false">+</mo>
                  <msub>
                    <mi>H</mi>
                    <mn>2</mn>
                  </msub>
                </mrow>
                <msubsup>
                  <mi mathvariant="italic">PO</mi>
                  <mn>4</mn>
                  <mrow>
                    <mi/>
                    <mo stretchy="false">−</mo>
                    <mi/>
                  </mrow>
                </msubsup>
              </mrow>
            </mrow>
          </mstyle>
        </mtd>
      </mtr>
      <mtr>
        <mtd>
          <mstyle mathsize="11pt">
            <mrow>
              <mrow>
                <msub>
                  <mi>H</mi>
                  <mn>2</mn>
                </msub>
                <msubsup>
                  <mi mathvariant="italic">PO</mi>
                  <mn>4</mn>
                  <mrow>
                    <mi/>
                    <mo stretchy="false">−</mo>
                    <mi/>
                  </mrow>
                </msubsup>
                <mtable>
                  <mtr>
                    <mtd>
                      <mo stretchy="false">→</mo>
                    </mtd>
                  </mtr>
                  <mtr>
                    <mtd>
                      <mrow>
                        <mo stretchy="false">←</mo>
                        <mo stretchy="false">−</mo>
                        <mi/>
                      </mrow>
                    </mtd>
                  </mtr>
                </mtable>
                <mrow>
                  <msup>
                    <mi>H</mi>
                    <mrow>
                      <mi/>
                      <mo stretchy="false">+</mo>
                      <mi/>
                    </mrow>
                  </msup>
                  <mo stretchy="false">+</mo>
                  <msubsup>
                    <mi mathvariant="italic">HPO</mi>
                    <mn>4</mn>
                    <mrow>
                      <mi/>
                      <mrow>
                        <mn>2</mn>
                        <mo stretchy="false">−</mo>
                        <mi/>
                      </mrow>
                    </mrow>
                  </msubsup>
                </mrow>
              </mrow>
            </mrow>
          </mstyle>
        </mtd>
      </mtr>
      <mtr>
        <mtd>
          <mstyle mathsize="11pt">
            <mrow>
              <munder accentunder="true">
                <mrow>
                  <msubsup>
                    <mi mathvariant="italic">HPO</mi>
                    <mn>4</mn>
                    <mrow>
                      <mi/>
                      <mrow>
                        <mn>2</mn>
                        <mo stretchy="false">−</mo>
                        <mi/>
                      </mrow>
                    </mrow>
                  </msubsup>
                  <mtable>
                    <mtr>
                      <mtd>
                        <mo stretchy="false">→</mo>
                      </mtd>
                    </mtr>
                    <mtr>
                      <mtd>
                        <mrow>
                          <mo stretchy="false">←</mo>
                          <mo stretchy="false">−</mo>
                          <mrow>
                            <mo stretchy="false">−</mo>
                            <mi/>
                          </mrow>
                        </mrow>
                      </mtd>
                    </mtr>
                  </mtable>
                  <mrow>
                    <msup>
                      <mi>H</mi>
                      <mrow>
                        <mi/>
                        <mo stretchy="false">+</mo>
                        <mi/>
                      </mrow>
                    </msup>
                    <mo stretchy="false">+</mo>
                    <msubsup>
                      <mi mathvariant="italic">PO</mi>
                      <mn>4</mn>
                      <mrow>
                        <mi/>
                        <mrow>
                          <mn>3</mn>
                          <mo stretchy="false">−</mo>
                          <mi/>
                        </mrow>
                      </mrow>
                    </msubsup>
                  </mrow>
                </mrow>
                <mo>̲
        </mo>
              </munder>
            </mrow>
          </mstyle>
        </mtd>
      </mtr>
    </mtable>
    <annotation encoding="StarMath 5.0">size 11 { H_3 PO_4 binom{rightarrow }{leftarrow } H^{`+`} +H_2 PO_4 ^{`-`}} NEWLINE
size 11 {H_2 PO_4 ^{`-`} binom{rightarrow }{leftarrow -` } H^{`+`} +HPO_4 ^{`2-`}} NEWLINE
size 11{underline { HPO_4 ^{`2-`} binom{rightarrow }{leftarrow --` } H^{`+`} +PO_4 ^{`3-`}} }
 </annotation>
  </semantics>
</math>
</file>

<file path=Object 7/content.xml><?xml version="1.0" encoding="utf-8"?>
<math xmlns="http://www.w3.org/1998/Math/MathML">
  <semantics>
    <mtable>
      <mtr>
        <mtd>
          <mrow>
            <msub>
              <mi>Н</mi>
              <mn>2</mn>
            </msub>
            <mi>О</mi>
          </mrow>
        </mtd>
      </mtr>
      <mtr>
        <mtd>
          <mi mathvariant="italic">вода</mi>
        </mtd>
      </mtr>
    </mtable>
    <annotation encoding="StarMath 5.0">Н_2 О newline вода</annotation>
  </semantics>
</math>
</file>

<file path=Object 8/content.xml><?xml version="1.0" encoding="utf-8"?>
<math xmlns="http://www.w3.org/1998/Math/MathML">
  <semantics>
    <mtable>
      <mtr>
        <mtd>
          <msup>
            <mi>Н</mi>
            <mrow>
              <mo stretchy="false">+</mo>
              <mi/>
            </mrow>
          </msup>
        </mtd>
      </mtr>
      <mtr>
        <mtd>
          <mi mathvariant="italic">кислота</mi>
        </mtd>
      </mtr>
    </mtable>
    <annotation encoding="StarMath 5.0">Н^{+`} newline кислота</annotation>
  </semantics>
</math>
</file>

<file path=Object 9/content.xml><?xml version="1.0" encoding="utf-8"?>
<math xmlns="http://www.w3.org/1998/Math/MathML">
  <semantics>
    <mtable>
      <mtr>
        <mtd>
          <msup>
            <mi mathvariant="italic">ОН</mi>
            <mrow>
              <mo stretchy="false">+</mo>
              <mi/>
            </mrow>
          </msup>
        </mtd>
      </mtr>
      <mtr>
        <mtd>
          <mi mathvariant="italic">щелочь</mi>
        </mtd>
      </mtr>
    </mtable>
    <annotation encoding="StarMath 5.0">ОН^{+`} newline щелочь</annotation>
  </semantics>
</math>
</file>